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1c4db" officeooo:paragraph-rsid="0011c4db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1c4db" officeooo:paragraph-rsid="0011c4db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2bfb5" officeooo:paragraph-rsid="0012bfb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2d6da" officeooo:paragraph-rsid="0012d6d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37702" officeooo:paragraph-rsid="0013770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48c1e" officeooo:paragraph-rsid="00148c1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48c1e" officeooo:paragraph-rsid="00158b6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63ca1" officeooo:paragraph-rsid="00163ca1" style:font-size-asian="10.5pt" style:font-size-complex="12pt"/>
    </style:style>
    <style:style style:name="T1" style:family="text">
      <style:text-properties officeooo:rsid="0012bfb5"/>
    </style:style>
    <style:style style:name="T2" style:family="text">
      <style:text-properties fo:font-size="12pt" officeooo:rsid="0012d6da" style:font-size-asian="10.5pt" style:font-size-complex="12pt"/>
    </style:style>
    <style:style style:name="T3" style:family="text">
      <style:text-properties officeooo:rsid="00137702"/>
    </style:style>
    <style:style style:name="T4" style:family="text">
      <style:text-properties officeooo:rsid="00158b6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 heating</text:p>
      <text:p text:style-name="P1"/>
      <text:p text:style-name="P2">Bulge : energie mecaniaue de liaison tres forte : E&lt;&lt;0</text:p>
      <text:p text:style-name="P2">Halo : Dark Matter predominant =&gt; potientiel qu’on pourrait ajouter (ce qu’on ne fera pas) et qu’on devrait meme ! On va le figer de sorte que la;atiere qui s’y déplace n’influe pas sur le potentiel</text:p>
      <text:p text:style-name="P2"/>
      <text:p text:style-name="P2">SI disque mince : orbites sont dans le plan xy</text:p>
      <text:p text:style-name="P2"><text:tab/>abondance Fe intéressant pour les études car forte énergie de liaison</text:p>
      <text:p text:style-name="P2"><text:tab/><text:tab/><text:span text:style-name="T1">augmente avec l’âge des galaxies =&gt; - il y a d’abondance, plus on est proche du BB</text:span></text:p>
      <text:p text:style-name="P2"><text:tab/><text:span text:style-name="T1">=&gt; give epoch</text:span></text:p>
      <text:p text:style-name="P2"/>
      <text:p text:style-name="P3">50M_sun → moins de 40Myr</text:p>
      <text:p text:style-name="P2"/>
      <text:p text:style-name="P2"/>
      <text:p text:style-name="P4">Former des étoiles dans le disque revient à contraindre leur position dedans → dique mince</text:p>
      <text:p text:style-name="P4">Disque épais si h grand (h(z) augmente &lt;=&gt; sigmaR augmente, z redshift)</text:p>
      <text:p text:style-name="P4"/>
      <text:p text:style-name="P4">On cherche à savoir pourquoi h(r) augmente avec r le rayon au centre de la galaxie</text:p>
      <text:p text:style-name="P4"/>
      <text:p text:style-name="P4">Les satellites ext qui peuvent même passer à travers le disque, accrétion ou etc, perturbent l’équilibre et développent une composante verticale dans le disque</text:p>
      <text:p text:style-name="P4">→ développer un intégrateur pour calculer la réponse des étoiles à ces perturbations</text:p>
      <text:p text:style-name="P4"/>
      <text:p text:style-name="P5">Eq permet de résoudre la distrib spatiale des masses</text:p>
      <text:p text:style-name="P5">Les etoiles orbitent dans un champ moyen. On leur donne un mouvement circulaire après</text:p>
      <text:p text:style-name="P5"><text:s/>→ quel est le champ des vitesses ? Distribution à symétrie axiale</text:p>
      <text:p text:style-name="P5"><text:tab/><text:tab/>v_C²(r,z=0)/R = gradR PHI + dispersion</text:p>
      <text:p text:style-name="P5"><text:tab/><text:tab/><text:tab/>(→ fonction de distribution de Schwarschild)</text:p>
      <text:p text:style-name="P4"><text:tab/><text:tab/><text:span text:style-name="T3">grad² PHI = 4PI G rho_*</text:span></text:p>
      <text:p text:style-name="P4"/>
      <text:p text:style-name="P4">Prendre les eq du mvt et poser des cond initiales puis perturber</text:p>
      <text:p text:style-name="P4"/>
      <text:p text:style-name="P6">Étape de validation :</text:p>
      <text:p text:style-name="P6"><text:tab/>intégrales du mvt pour vérifier la conservation d’énergie</text:p>
      <text:p text:style-name="P6"><text:tab/>regarder l’énergie mécaniaue d’une orbite et vérifier sa conservation sans perturbation</text:p>
      <text:p text:style-name="P7"><text:tab/>regarde le moment cinétique</text:p>
      <text:p text:style-name="P6"><text:tab/><text:tab/>d’abord circulaire, puis <text:span text:style-name="T4">ellipse (petite variation</text:span> <text:span text:style-name="T4">de la vitesse circulaire, toujours v_radiale=0 (baisse et augmentation d’amplitude) et cas extrême v=0), puis </text:span>avec dispersion</text:p>
      <text:p text:style-name="P6"/>
      <text:p text:style-name="P8">UTILISER LEAPFRO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4:07:42.361619489</meta:creation-date>
    <dc:date>2024-10-04T15:36:33.184590694</dc:date>
    <meta:editing-duration>PT7M9S</meta:editing-duration>
    <meta:editing-cycles>1</meta:editing-cycles>
    <meta:document-statistic meta:table-count="0" meta:image-count="0" meta:object-count="0" meta:page-count="1" meta:paragraph-count="26" meta:word-count="294" meta:character-count="1757" meta:non-whitespace-character-count="1475"/>
    <meta:generator>LibreOffice/7.3.7.2$Linux_X86_64 LibreOffice_project/30$Build-2</meta:generator>
  </office:meta>
</office:document-meta>
</file>